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style:style style:name="P11" style:parent-style-name="Normal" style:family="paragraph">
      <style:paragraph-properties fo:break-before="page"/>
    </style:style>
  </office:automatic-styles>
  <office:body>
    <office:text text:use-soft-page-breaks="true">
      <text:p text:style-name="P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90289" office:target-frame-name="_top" xlink:show="replace"><text:span text:style-name="Hyperlink">Introduction</text:span><text:tab/>2</text:a></text:p>
          <text:p text:style-name="P3"><text:a xlink:href="#_Toc155390290" office:target-frame-name="_top" xlink:show="replace"><text:span text:style-name="Hyperlink">Languages</text:span><text:tab/>2</text:a></text:p>
          <text:p text:style-name="P4"><text:a xlink:href="#_Toc155390291" office:target-frame-name="_top" xlink:show="replace"><text:span text:style-name="Hyperlink">Goals</text:span><text:tab/>2</text:a></text:p>
          <text:p text:style-name="P5"><text:a xlink:href="#_Toc155390292" office:target-frame-name="_top" xlink:show="replace"><text:span text:style-name="Hyperlink">Resources</text:span><text:tab/>3</text:a></text:p>
          <text:p text:style-name="P6"><text:a xlink:href="#_Toc155390293" office:target-frame-name="_top" xlink:show="replace"><text:span text:style-name="Hyperlink">Software design</text:span><text:tab/>3</text:a></text:p>
          <text:p text:style-name="P7"><text:a xlink:href="#_Toc155390294" office:target-frame-name="_top" xlink:show="replace"><text:span text:style-name="Hyperlink">Software experience</text:span><text:tab/>3</text:a></text:p>
        </text:index-body>
      </text:table-of-content>
      <text:p text:style-name="Normal"/>
      <text:p text:style-name="P8"/>
      <text:h text:style-name="Heading1" text:outline-level="1"><text:bookmark-start text:name="_Toc155390289"/>Introduction<text:bookmark-end text:name="_Toc155390289"/></text:h>
      <text:p text:style-name="Normal">So the idea behind this project is to create a software that in theory could run on a cash register, the idea behind this project is to work small and than increase in scope</text:p>
      <text:p text:style-name="Normal">The project’s goal for now is to develop an account system that will let a cashier log onto to the software and will keep track of the sales the cashier makes and how much money they have made and on what day this will be stored in a database (proberbly a program for databases) <text:s/>(may make my own database system)</text:p>
      <text:p text:style-name="Normal"/>
      <text:h text:style-name="Heading2" text:outline-level="2"><text:bookmark-start text:name="_Toc155390290"/>Languages<text:bookmark-end text:name="_Toc155390290"/></text:h>
      <text:p text:style-name="Normal">I will be using python as this language is excellent for working with large amount of data and simple to use I may use html and c# for poptnetily embedding the software <text:s/>onto a website but we will see about this<text:s/></text:p>
      <text:p text:style-name="Normal"/>
      <text:p text:style-name="Normal">May use java for login</text:p>
      <text:p text:style-name="Normal"/>
      <text:h text:style-name="Heading2" text:outline-level="2"><text:bookmark-start text:name="_Toc155390291"/>Goals<text:bookmark-end text:name="_Toc155390291"/></text:h>
      <text:p text:style-name="Normal">Version 0.2 (proof of concept) make a piece of software that will be able to let a cashier log on and than track the sales they make and store it onto a database</text:p>
      <text:p text:style-name="P9"/>
      <text:h text:style-name="Heading1" text:outline-level="1"><text:bookmark-start text:name="_Toc155390292"/>Resources<text:bookmark-end text:name="_Toc155390292"/></text:h>
      <text:p text:style-name="Normal">Mysql can work great for a working database for my needs as it as an api for python I could use that is well documented</text:p>
      <text:p text:style-name="Normal"/>
      <text:p text:style-name="Normal"/>
      <text:h text:style-name="Heading1" text:outline-level="1"><text:bookmark-start text:name="_Toc155390293"/>Software design<text:bookmark-end text:name="_Toc155390293"/></text:h>
      <text:h text:style-name="Heading2" text:outline-level="2"><text:bookmark-start text:name="_Toc155390294"/>Software experience<text:bookmark-end text:name="_Toc155390294"/><text:s/></text:h>
      <text:p text:style-name="Normal">Below is what the user experience should be for version 0.2<text:s/></text:p>
      <text:p text:style-name="Normal"/>
      <text:p text:style-name="Normal">The software should load onto a login ui screen<text:s/></text:p>
      <text:p text:style-name="Normal">Than the software should ask for the user for a username</text:p>
      <text:p text:style-name="Normal">The software should thanm login when correct<text:s/></text:p>
      <text:p text:style-name="Normal">The software should than let the user enter the price of each item into a total</text:p>
      <text:p text:style-name="Normal">The software should than let the user press a total sales</text:p>
      <text:p text:style-name="Normal">The software should than print the total and should than let the user accept or cancel the transaction</text:p>
      <text:p text:style-name="Normal">Than the sale should be stored onto a database</text:p>
      <text:p text:style-name="P10"/>
      <text:p text:style-name="P11"/>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wis Perry [lep45]</meta:initial-creator>
    <dc:creator>Lewis Perry [lep45]</dc:creator>
    <meta:creation-date>2024-01-05T23:14:00Z</meta:creation-date>
    <dc:date>2024-03-03T20:45:00Z</dc:date>
    <meta:template xlink:href="Normal" xlink:type="simple"/>
    <meta:editing-cycles>2</meta:editing-cycles>
    <meta:editing-duration>PT1266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5" meta:paragraph-count="3" meta:word-count="285" meta:character-count="1913" meta:row-count="13" meta:non-whitespace-character-count="1631"/>
  </office:meta>
</office:document-meta>
</file>